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enlo-Regular" svg:font-family="Menlo-Regular"/>
    <style:font-face style:name="OpenSymbol" svg:font-family="OpenSymbol"/>
    <style:font-face style:name="Times-Roman" svg:font-family="Times-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5771in" style:rel-column-width="5460*"/>
    </style:style>
    <style:style style:name="Table2.B" style:family="table-column">
      <style:table-column-properties style:column-width="0.5771in" style:rel-column-width="5461*"/>
    </style:style>
    <style:style style:name="Table2.H" style:family="table-column">
      <style:table-column-properties style:column-width="0.8653in" style:rel-column-width="8190*"/>
    </style:style>
    <style:style style:name="Table2.I" style:family="table-column">
      <style:table-column-properties style:column-width="0.866in" style:rel-column-width="8193*"/>
    </style:style>
    <style:style style:name="Table2.K" style:family="table-column">
      <style:table-column-properties style:column-width="0.5778in" style:rel-column-width="5467*"/>
    </style:style>
    <style:style style:name="Table2.A1" style:family="table-cell">
      <style:table-cell-properties fo:padding="0.0382in" fo:border-left="0.0007in solid #000000" fo:border-right="none" fo:border-top="0.0007in solid #000000" fo:border-bottom="0.0007in solid #000000"/>
    </style:style>
    <style:style style:name="Table2.K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K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4472in" style:rel-column-width="13695*"/>
    </style:style>
    <style:style style:name="Table1.B" style:family="table-column">
      <style:table-column-properties style:column-width="0.9826in" style:rel-column-width="9299*"/>
    </style:style>
    <style:style style:name="Table1.C" style:family="table-column">
      <style:table-column-properties style:column-width="1.0319in" style:rel-column-width="9765*"/>
    </style:style>
    <style:style style:name="Table1.D" style:family="table-column">
      <style:table-column-properties style:column-width="1.1549in" style:rel-column-width="10929*"/>
    </style:style>
    <style:style style:name="Table1.E"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style:text-autospace="none"/>
      <style:text-properties style:font-name="Arial" fo:font-weight="bold" style:font-weight-asian="bold" style:font-weight-complex="bold"/>
    </style:style>
    <style:style style:name="P4" style:family="paragraph" style:parent-style-name="Standard">
      <style:paragraph-properties style:text-autospace="none"/>
      <style:text-properties style:font-name="Arial" fo:font-size="12pt" style:font-size-asian="12pt" style:font-size-complex="12pt"/>
    </style:style>
    <style:style style:name="P5" style:family="paragraph" style:parent-style-name="Standard">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text-properties style:font-name="Arial" fo:font-style="italic" style:font-style-asian="italic" style:font-style-complex="italic"/>
    </style:style>
    <style:style style:name="P8" style:family="paragraph" style:parent-style-name="Standard">
      <style:text-properties style:font-name="Arial" fo:font-style="italic" fo:font-weight="bold" style:font-style-asian="italic" style:font-weight-asian="bold" style:font-style-complex="italic" style:font-weight-complex="bold"/>
    </style:style>
    <style:style style:name="P9" style:family="paragraph" style:parent-style-name="Standard">
      <style:text-properties style:font-name="Arial"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font-name="Arial" fo:font-style="italic" fo:font-weight="normal" style:font-style-asian="italic" style:font-weight-asian="normal" style:font-style-complex="italic" style:font-weight-complex="normal"/>
    </style:style>
    <style:style style:name="P11" style:family="paragraph" style:parent-style-name="Standard">
      <style:text-properties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P12" style:family="paragraph" style:parent-style-name="Standard">
      <style:text-properties style:font-name="Arial" fo:font-style="normal" fo:font-weight="normal" style:font-style-asian="normal" style:font-weight-asian="normal" style:font-style-complex="normal" style:font-weight-complex="normal"/>
    </style:style>
    <style:style style:name="P13"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color="#1a1a1a" style:text-outline="false" style:font-name="Arial" fo:font-size="12pt" fo:letter-spacing="normal" fo:font-weight="normal" style:letter-kerning="false" style:font-name-asian="Times-Roman" style:font-size-asian="12pt" style:font-weight-asian="normal" style:font-name-complex="Times-Roman" style:font-size-complex="12pt" style:font-weight-complex="normal"/>
    </style:style>
    <style:style style:name="P15" style:family="paragraph" style:parent-style-name="Standard">
      <style:paragraph-properties style:text-autospace="none"/>
      <style:text-properties fo:color="#1a1a1a" style:text-outline="false" style:font-name="Arial" fo:font-size="12pt" fo:letter-spacing="normal" fo:font-weight="normal" style:letter-kerning="false" style:font-name-asian="Times-Roman" style:font-size-asian="12pt" style:font-weight-asian="normal" style:font-name-complex="Times-Roman" style:font-size-complex="12pt" style:font-weight-complex="normal"/>
    </style:style>
    <style:style style:name="P16" style:family="paragraph" style:parent-style-name="Standard">
      <style:text-properties fo:color="#1a1a1a" style:text-outline="false" style:font-name="Arial" fo:font-size="12pt" fo:letter-spacing="normal" style:text-underline-style="solid" style:text-underline-width="auto" style:text-underline-color="font-color" fo:font-weight="normal" style:letter-kerning="false" style:font-name-asian="Times-Roman" style:font-size-asian="12pt" style:font-weight-asian="normal" style:font-name-complex="Times-Roman" style:font-size-complex="12pt" style:font-weight-complex="normal"/>
    </style:style>
    <style:style style:name="P17" style:family="paragraph" style:parent-style-name="Standard">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P18" style:family="paragraph" style:parent-style-name="Standard">
      <style:paragraph-properties style:text-autospace="none"/>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P19" style:family="paragraph" style:parent-style-name="Standard">
      <style:text-properties fo:color="#1a1a1a" style:text-outline="false" style:font-name="Arial" fo:font-size="12pt" fo:letter-spacing="normal" fo:font-style="normal"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20" style:family="paragraph" style:parent-style-name="Standard">
      <style:paragraph-properties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21" style:family="paragraph" style:parent-style-name="Standard">
      <style:paragraph-properties style:text-autospace="none"/>
    </style:style>
    <style:style style:name="P2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2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2pt" style:font-name-asian="Menlo-Regular" style:font-size-asian="12pt" style:font-name-complex="Menlo-Regular" style:font-size-complex="12pt"/>
    </style:style>
    <style:style style:name="P24" style:family="paragraph" style:parent-style-name="Standard">
      <style:paragraph-properties fo:margin-left="0.5in" fo:margin-right="0in" fo:text-indent="0in" style:auto-text-indent="false"/>
      <style:text-properties style:font-name="Arial" fo:font-style="normal" fo:font-weight="normal" style:font-style-asian="normal" style:font-weight-asian="normal" style:font-style-complex="normal" style:font-weight-complex="normal"/>
    </style:style>
    <style:style style:name="P25" style:family="paragraph" style:parent-style-name="Standard">
      <style:paragraph-properties fo:margin-left="0.5in" fo:margin-right="0in" fo:text-indent="0in" style:auto-text-indent="false"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26" style:family="paragraph" style:parent-style-name="Standard">
      <style:paragraph-properties fo:margin-left="0.5in" fo:margin-right="0in" fo:text-indent="0in" style:auto-text-indent="false" style:text-autospace="none"/>
    </style:style>
    <style:style style:name="P27" style:family="paragraph" style:parent-style-name="Standard">
      <style:paragraph-properties fo:margin-left="0.4827in" fo:margin-right="0in" fo:text-indent="0in" style:auto-text-indent="false"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28" style:family="paragraph" style:parent-style-name="Standard">
      <style:paragraph-properties fo:margin-left="0.4827in" fo:margin-right="0in" fo:text-indent="0in" style:auto-text-indent="false" style:text-autospace="none"/>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P29" style:family="paragraph" style:parent-style-name="Standard">
      <style:paragraph-properties fo:margin-left="0.4827in" fo:margin-right="0in" fo:text-indent="0in" style:auto-text-indent="false" style:text-autospace="none"/>
      <style:text-properties fo:color="#1a1a1a" style:text-outline="false" style:font-name="Arial" fo:font-size="12pt" fo:letter-spacing="normal" fo:font-weight="normal" style:letter-kerning="false" style:font-name-asian="Times-Roman" style:font-size-asian="12pt" style:font-weight-asian="normal" style:font-name-complex="Times-Roman" style:font-size-complex="12pt" style:font-weight-complex="normal"/>
    </style:style>
    <style:style style:name="P30" style:family="paragraph" style:parent-style-name="Standard">
      <style:paragraph-properties fo:margin-left="0.5091in" fo:margin-right="0in" fo:text-indent="0in" style:auto-text-indent="false"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31" style:family="paragraph" style:parent-style-name="Standard">
      <style:paragraph-properties fo:margin-left="0.5091in" fo:margin-right="0in" fo:text-indent="0in" style:auto-text-indent="false" style:text-autospace="none"/>
    </style:style>
    <style:style style:name="P32" style:family="paragraph" style:parent-style-name="Standard">
      <style:paragraph-properties fo:margin-left="0in" fo:margin-right="0in" fo:text-indent="0in" style:auto-text-indent="false" style:text-autospace="none"/>
    </style:style>
    <style:style style:name="P33" style:family="paragraph" style:parent-style-name="Standard">
      <style:paragraph-properties fo:margin-left="0.4909in" fo:margin-right="0in" fo:text-indent="0in" style:auto-text-indent="false" style:text-autospace="none"/>
      <style:text-properties fo:color="#1a1a1a" style:text-outline="false" style:font-name="Arial" fo:font-size="12pt" fo:letter-spacing="normal" fo:font-weight="normal" style:letter-kerning="false" style:font-name-asian="Times-Roman" style:font-size-asian="12pt" style:font-weight-asian="normal" style:font-name-complex="Times-Roman" style:font-size-complex="12pt" style:font-weight-complex="normal"/>
    </style:style>
    <style:style style:name="P34" style:family="paragraph" style:parent-style-name="Standard">
      <style:paragraph-properties fo:margin-left="0.4909in" fo:margin-right="0in" fo:text-indent="0in" style:auto-text-indent="false" style:text-autospace="none"/>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P35" style:family="paragraph" style:parent-style-name="Standard">
      <style:paragraph-properties fo:margin-left="0.4646in" fo:margin-right="0in" fo:text-indent="0in" style:auto-text-indent="false" style:text-autospace="none"/>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P36" style:family="paragraph" style:parent-style-name="Table_20_Contents">
      <style:text-properties style:font-name="Arial"/>
    </style:style>
    <style:style style:name="P37" style:family="paragraph" style:parent-style-name="Table_20_Contents">
      <style:text-properties style:font-name="Arial" fo:font-size="12pt" style:font-size-asian="12pt" style:font-size-complex="12pt"/>
    </style:style>
    <style:style style:name="P38" style:family="paragraph" style:parent-style-name="Standard">
      <style:text-properties style:font-name="Arial" fo:font-weight="normal" style:font-weight-asian="normal" style:font-weight-complex="normal"/>
    </style:style>
    <style:style style:name="P39" style:family="paragraph" style:parent-style-name="Standard" style:list-style-name="L1">
      <style:text-properties style:font-name="Arial" fo:font-weight="normal" style:font-weight-asian="normal" style:font-weight-complex="normal"/>
    </style:style>
    <style:style style:name="P40" style:family="paragraph" style:parent-style-name="Standard" style:list-style-name="L2">
      <style:text-properties style:font-name="Arial" fo:font-weight="normal" style:font-weight-asian="normal" style:font-weight-complex="normal"/>
    </style:style>
    <style:style style:name="P41" style:family="paragraph" style:parent-style-name="Standard">
      <style:text-properties style:font-name="Arial" fo:font-weight="bold" style:font-weight-asian="bold" style:font-weight-complex="bold"/>
    </style:style>
    <style:style style:name="P42" style:family="paragraph" style:parent-style-name="Standard" style:list-style-name="L2">
      <style:text-properties style:font-name="Arial" fo:font-weight="bold" style:font-weight-asian="bold" style:font-weight-complex="bold"/>
    </style:style>
    <style:style style:name="P43" style:family="paragraph" style:parent-style-name="Standard">
      <style:text-properties style:font-name="Arial" fo:font-style="normal" fo:font-weight="normal" style:font-style-asian="normal" style:font-weight-asian="normal" style:font-style-complex="normal" style:font-weight-complex="normal"/>
    </style:style>
    <style:style style:name="P44" style:family="paragraph" style:parent-style-name="Standard" style:list-style-name="L3">
      <style:text-properties style:font-name="Arial" fo:font-style="normal" fo:font-weight="normal" style:font-style-asian="normal" style:font-weight-asian="normal" style:font-style-complex="normal" style:font-weight-complex="normal"/>
    </style:style>
    <style:style style:name="P45" style:family="paragraph" style:parent-style-name="Standard">
      <style:paragraph-properties style:text-autospace="none"/>
      <style:text-properties fo:color="#000000" style:font-name="Arial" fo:font-size="12pt" style:font-name-asian="Menlo-Regular" style:font-size-asian="12pt" style:font-name-complex="Menlo-Regular" style:font-size-complex="12pt"/>
    </style:style>
    <style:style style:name="P46" style:family="paragraph" style:parent-style-name="Standard" style:list-style-name="L4">
      <style:paragraph-properties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47" style:family="paragraph" style:parent-style-name="Standard" style:list-style-name="L5">
      <style:paragraph-properties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48" style:family="paragraph" style:parent-style-name="Standard">
      <style:paragraph-properties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49" style:family="paragraph" style:parent-style-name="Standard">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P50" style:family="paragraph" style:parent-style-name="Standard">
      <style:paragraph-properties style:text-autospace="none"/>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P51" style:family="paragraph" style:parent-style-name="Standard">
      <style:paragraph-properties style:text-autospace="none"/>
      <style:text-properties fo:color="#1a1a1a" style:text-outline="false" style:font-name="Times New Roman" fo:font-size="12pt" fo:letter-spacing="normal" style:letter-kerning="false" style:font-name-asian="Times-Roman" style:font-size-asian="12pt" style:font-name-complex="Times-Roman" style:font-size-complex="12pt"/>
    </style:style>
    <style:style style:name="P52" style:family="paragraph" style:parent-style-name="Standard" style:list-style-name="L5">
      <style:paragraph-properties style:text-autospace="none"/>
    </style:style>
    <style:style style:name="P53" style:family="paragraph" style:parent-style-name="Standard">
      <style:text-properties fo:color="#800000"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P54" style:family="paragraph" style:parent-style-name="Standard">
      <style:text-properties fo:color="#800000" style:font-name="Arial"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margin-left="0.5in" fo:margin-right="0in" fo:text-indent="0in" style:auto-text-indent="false"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56" style:family="paragraph" style:parent-style-name="Standard">
      <style:paragraph-properties fo:margin-left="0.5091in" fo:margin-right="0in" fo:text-indent="0in" style:auto-text-indent="false"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57" style:family="paragraph" style:parent-style-name="Standard" style:list-style-name="L6">
      <style:paragraph-properties fo:margin-left="0.5091in" fo:margin-right="0in" fo:text-indent="0in" style:auto-text-indent="false" style:text-autospace="none"/>
      <style:text-properties fo:color="#1a1a1a" style:text-outline="false" style:font-name="Arial" fo:font-size="12pt" fo:letter-spacing="normal" style:letter-kerning="false" style:font-name-asian="Times-Roman" style:font-size-asian="12pt" style:font-name-complex="Times-Roman" style:font-size-complex="12pt"/>
    </style:style>
    <style:style style:name="P58" style:family="paragraph" style:parent-style-name="Standard" style:list-style-name="L6">
      <style:paragraph-properties fo:margin-left="0.5173in" fo:margin-right="0in" fo:text-indent="0in" style:auto-text-indent="false" style:text-autospace="none"/>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style>
    <style:style style:name="P62"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indent="0in"/>
      <style:text-properties style:use-window-font-color="true" style:text-outline="false" style:text-line-through-style="none" style:font-name="Arial1" fo:font-size="22pt" fo:font-style="normal" fo:text-shadow="none" style:text-underline-style="solid" style:text-underline-width="auto" style:text-underline-color="font-color"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 style:family="text">
      <style:text-properties fo:color="#1a1a1a" style:text-outline="false" fo:letter-spacing="normal" style:letter-kerning="false" style:font-name-asian="Times-Roman" style:font-name-complex="Times-Roman"/>
    </style:style>
    <style:style style:name="T2" style:family="text">
      <style:text-properties fo:color="#1a1a1a" style:text-outline="false" fo:letter-spacing="normal" fo:font-weight="bold" style:letter-kerning="false" style:font-name-asian="Times-Roman" style:font-weight-asian="bold" style:font-name-complex="Times-Roman" style:font-weight-complex="bold"/>
    </style:style>
    <style:style style:name="T3" style:family="text">
      <style:text-properties fo:color="#1a1a1a" style:text-outline="false" fo:letter-spacing="normal" fo:font-style="normal" style:letter-kerning="false" style:font-name-asian="Times-Roman" style:font-style-asian="normal" style:font-name-complex="Times-Roman" style:font-style-complex="normal"/>
    </style:style>
    <style:style style:name="T4" style:family="text">
      <style:text-properties fo:color="#1a1a1a" style:text-outline="false" fo:font-size="12pt" fo:letter-spacing="normal" style:letter-kerning="false" style:font-name-asian="Times-Roman" style:font-size-asian="12pt" style:font-name-complex="Times-Roman" style:font-size-complex="12pt"/>
    </style:style>
    <style:style style:name="T5" style:family="text">
      <style:text-properties fo:color="#1a1a1a" style:text-outline="false" style:font-name="Arial" fo:font-size="12pt" fo:letter-spacing="normal" style:letter-kerning="false" style:font-name-asian="Times-Roman" style:font-size-asian="12pt" style:font-name-complex="Times-Roman" style:font-size-complex="12pt"/>
    </style:style>
    <style:style style:name="T6" style:family="text">
      <style:text-properties fo:color="#1a1a1a" style:text-outline="false" style:font-name="Arial" fo:font-size="12pt" fo:letter-spacing="normal" fo:font-weight="bold" style:letter-kerning="false" style:font-name-asian="Times-Roman" style:font-size-asian="12pt" style:font-weight-asian="bold" style:font-name-complex="Times-Roman" style:font-size-complex="12pt"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fo:color="#ff0000"/>
    </style:style>
    <style:style style:name="T13" style:family="text">
      <style:text-properties style:text-underline-style="solid" style:text-underline-width="auto" style:text-underline-color="font-color"/>
    </style:style>
    <style:style style:name="T14"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22pt" fo:font-style="normal" fo:text-shadow="none" style:text-underline-style="solid" style:text-underline-width="auto" style:text-underline-color="font-color"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89in" fo:text-indent="-0.25in" fo:margin-left="0.3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7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8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in" fo:min-width="2.27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55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1"/>
      <text:p text:style-name="P1"><text:tab/>The North Temperate Lakes Long term Ecological Research (NTL-LTER) program at University of Wisconsin-Madison studies lakes and watersheds as one of a network of 25 sites established by the National Science Foundation to support research on long term change. <text:s/>As part of the research program, there are several instrumented lake buoys conducting automated high frequency measurements of weather (air temperature, relative humidity, atmospheric pressure, wind speed and direction, and precipitation), water temperature and near surface dissolved oxygen.<text:span text:style-name="T10">The lake condition data is captured by buoy sensors. </text:span><text:span text:style-name="T4">The data for Sparking and Trout Lakes are provided from a meteorological/limnological buoy operated by the Center for Limnology, University of Wisconsin-Madison. The data for Mendota Lakes is provided from a meteorological/limnological buoy operated jointly by CFL and AOS, University of Wisconsin-Madison.</text:span></text:p>
      <text:p text:style-name="P1"/>
      <text:p text:style-name="P2">Purpose</text:p>
      <text:p text:style-name="P1">This document describes the comprehensive architectural overview of the NTL Mobile Client. It is intended to capture and convey the significant architectural decisions which have been made on the system.</text:p>
      <text:p text:style-name="P1"/>
      <text:p text:style-name="P2">Scope</text:p>
      <text:p text:style-name="P1">The scope of this application is to provide up to date weather and lake condition information for Trout, Sparkling and Mendota Lakes on Android devices.</text:p>
      <text:p text:style-name="P1"/>
      <text:p text:style-name="P2">Definition, Acronym and Abbreviation</text:p>
      <text:p text:style-name="P6"/>
      <text:p text:style-name="P6"><text:span text:style-name="T8">Thermocline Depth:</text:span> The depth of a steep temperature gradient in the lake marked by a layer above and below which the water is at different temperatures.</text:p>
      <text:p text:style-name="P1"/>
      <text:p text:style-name="P7">Secchi Depth Estimate: <text:span text:style-name="T9">The depth at which a Secchi disk (a black &amp; white circular plate) disappears from view as it is lowered into the water. It is used to measure water transparency.</text:span></text:p>
      <text:p text:style-name="P1"/>
      <text:p text:style-name="P2">References</text:p>
      <text:list xml:id="list6945250842090424165" text:style-name="L1">
        <text:list-item>
          <text:p text:style-name="P39">Limnology Department - <text:a xlink:type="simple" xlink:href="https://lter.limnology.wisc.edu/">https://lter.limnology.wisc.edu</text:a></text:p>
        </text:list-item>
        <text:list-item>
          <text:p text:style-name="P39">North Temperate Lakes - <text:a xlink:type="simple" xlink:href="https://lter.limnology.wisc.edu/about/lakes">https://lter.limnology.wisc.edu/about/lakes</text:a></text:p>
        </text:list-item>
        <text:list-item>
          <text:p text:style-name="P39">Android API - <text:a xlink:type="simple" xlink:href="http://developer.android.com/reference/packages.html">http://developer.android.com/reference/packages.html</text:a></text:p>
        </text:list-item>
        <text:list-item>
          <text:p text:style-name="P39">Java API - <text:a xlink:type="simple" xlink:href="http://docs.oracle.com/javase/7/docs/api/">http://docs.oracle.com/javase/7/docs/api/</text:a></text:p>
        </text:list-item>
        <text:list-item>
          <text:p text:style-name="P39">Retrofit - <text:a xlink:type="simple" xlink:href="http://square.github.io/retrofit/">http://square.github.io/retrofit/</text:a></text:p>
        </text:list-item>
        <text:list-item>
          <text:p text:style-name="P39">Java API for RestFul Web service - <text:a xlink:type="simple" xlink:href="https://jax-rs-spec.java.net/">https://jax-rs-spec.java.net</text:a></text:p>
        </text:list-item>
        <text:list-item>
          <text:p text:style-name="P39">Jersey (JAX-RS Implementation) - <text:a xlink:type="simple" xlink:href="https://jersey.java.net/">https://jersey.java.net</text:a></text:p>
        </text:list-item>
        <text:list-item>
          <text:p text:style-name="P39">JSON - <text:a xlink:type="simple" xlink:href="http://www.w3schools.com/json/">http://www.w3schools.com/json/</text:a></text:p>
          <text:p text:style-name="P39"/>
        </text:list-item>
      </text:list>
      <text:p text:style-name="P2"/>
      <text:p text:style-name="P2"/>
      <text:p text:style-name="P2"/>
      <text:p text:style-name="P2"/>
      <text:p text:style-name="P2"/>
      <text:p text:style-name="P2"/>
      <text:p text:style-name="P2"><text:soft-page-break/>Architecture Summary</text:p>
      <text:p text:style-name="P6">The application is built using client – server architecture. A mobile client is developed using Android Native APIs that accesses lake condition information provided by RESTful Web Service.</text:p>
      <text:p text:style-name="P6"/>
      <text:p text:style-name="P8">Mobile Client Architecture</text:p>
      <text:p text:style-name="P14">The client side of this app runs on the Android device and uses Android's Content Provider and SQLite database to persist the data on the device. The data retrieved from the web service is parsed and displayed on the mobile user interface.</text:p>
      <text:p text:style-name="P14"/>
      <text:p text:style-name="P16">Key Architectural Decisions:</text:p>
      <text:p text:style-name="P16"/>
      <text:list xml:id="list6012711602868269438" text:style-name="L2">
        <text:list-item>
          <text:p text:style-name="P40"><text:span text:style-name="T7">Minimum SDK: </text:span>The application is developed using Android 4.1 API (JELLY BEAN, API Level <text:span text:style-name="T7">16</text:span>) and above to cover maximum percentage of android users. For more information on API levels and coverage information about Android Users please refer to </text:p>
          <text:p text:style-name="P40"><text:a xlink:type="simple" xlink:href="https://developer.android.com/about/dashboards/index.html">https://developer.android.com/about/dashboards/index.html</text:a></text:p>
          <text:p text:style-name="P40"/>
        </text:list-item>
        <text:list-item>
          <text:p text:style-name="P40"><text:span text:style-name="T7">Cache implementation:</text:span> As application accesses the web service information over network, a cache implementation was provided on mobile client using SQLite Database. This would enable mobile client user to view last available information that was retrieved when mobile device does not have access to network. This cache implementation is done using Content Provider Framework of Android. For elaborate information about Content Providers refer to <text:a xlink:type="simple" xlink:href="http://developer.android.com/guide/topics/providers/content-providers.html">http://developer.android.com/guide/topics/providers/content-providers.html</text:a> </text:p>
          <text:p text:style-name="P40"/>
        </text:list-item>
        <text:list-item>
          <text:p text:style-name="P40"><text:s/><text:span text:style-name="T7">Cache Timeout: </text:span>To prevent excessive usage of network bandwidth, the data is read from the cache. The cache is refreshed by polling latest information from web service, if the cached <text:s/>data is older than <text:span text:style-name="T7">15 min. </text:span>This frequency is determined based on data refresh time frame in back-end database. To update cache timeout frequency, change the DEFAULT_TIMEOUT value in <text:a xlink:type="simple" xlink:href="https://github.com/CFL-UWMadison/LTER-Buoys/blob/master/LterLakeMobileClient/app/src/main/java/lter/limnology/wisc/edu/lterlakeconditions/provider/Cache/WeatherTimeoutCache.java">WeatherTimeoutCache</text:a> class. </text:p>
        </text:list-item>
      </text:list>
      <text:p text:style-name="P6"/>
      <text:list xml:id="list272421978" text:continue-numbering="true" text:style-name="L2">
        <text:list-item>
          <text:p text:style-name="P42">Retrofit Client: <text:span text:style-name="T10">The mobile client invokes the RESTful web service API using Retrofit client that parses and maps JSON formatted data from web service to mobile client objects. For information related to invocation of web service using retrofit refer to </text:span><text:a xlink:type="simple" xlink:href="http://square.github.io/retrofit/"><text:span text:style-name="T10">http://square.github.io/retrofit/</text:span></text:a><text:span text:style-name="T10">.</text:span></text:p>
          <text:p text:style-name="P40"/>
        </text:list-item>
      </text:list>
      <text:p text:style-name="P6"/>
      <text:p text:style-name="P8"><text:a xlink:type="simple" xlink:href="http://argyron.limnology.wisc.edu:8080/LakeConditionService/">Lake Condition Web Service</text:a> Architecture</text:p>
      <text:p text:style-name="P12">The server-side implementation is done using Jersey implementation of JAX-RS (Java API for Restful Web Services). The web service accesses lake condition information from “<text:span text:style-name="T7">buoy_current_conditions</text:span>” table on “<text:span text:style-name="T7">dbmaker</text:span>” database. The application returns the data in Java Script Object Notification (JSON) format to web service client. For more information on JSON format, please refer to: <text:a xlink:type="simple" xlink:href="http://www.w3schools.com/json/">http://www.w3schools.com/json/</text:a></text:p>
      <text:p text:style-name="P12"/>
      <text:p text:style-name="P11">Web Service Interfaces:</text:p>
      <text:p text:style-name="P12">The web service provides following interfaces to fetch Lake condition information:</text:p>
      <text:list xml:id="list6817365947923924792" text:style-name="L3">
        <text:list-item>
          <text:p text:style-name="P44">Retrieve lake condition.</text:p>
          <text:p text:style-name="P44"><text:a xlink:type="simple" xlink:href="http://argyron.limnology.wisc.edu:8080/LakeConditionService/webapi/lakeConditions/">http://argyron.limnology.wisc.edu:8080/LakeConditionService/webapi/lakeConditions/</text:a><text:soft-page-break/>{lakeId}</text:p>
        </text:list-item>
      </text:list>
      <text:p text:style-name="P12"><text:tab/>The above REST URI would retrieve lake conditions of specified lake ids. The lake ids <text:tab/>for current lakes supported by mobile client are as follows: </text:p>
      <text:p text:style-name="P12"><text:s/><text:tab/>TR = Lake Id of Trout Lake</text:p>
      <text:p text:style-name="P12"><text:s/><text:tab/>ME = Lake Id of Mendota Lake</text:p>
      <text:p text:style-name="P12"><text:s/><text:tab/>SP = Lake Id of Sparkling Lake,</text:p>
      <text:p text:style-name="P12"/>
      <text:p text:style-name="P24">To retrieve lake conditions of Trout Lake specify it's lake id “TR” in <text:tab/>URL path, as follows:</text:p>
      <text:p text:style-name="P12"><text:s text:c="9"/><text:a xlink:type="simple" xlink:href="http://argyron.limnology.wisc.edu:8080/LakeConditionService/webapi/lakeConditions/TR">http://argyron.limnology.wisc.edu:8080/LakeConditionService/webapi/lakeConditions/TR</text:a></text:p>
      <text:p text:style-name="P12"/>
      <text:list xml:id="list1036940264" text:continue-numbering="true" text:style-name="L3">
        <text:list-item>
          <text:p text:style-name="P44">Retrieve conditions of all lakes: </text:p>
          <text:p text:style-name="P44">This is a utility interface to fetch information of all lakes at once. Currently this interface is not used by mobile client.</text:p>
          <text:p text:style-name="P44"><text:s/><text:a xlink:type="simple" xlink:href="http://argyron.limnology.wisc.edu:8080/LakeConditionService/webapi/lakeConditions">http://argyron.limnology.wisc.edu:8080/LakeConditionService/webapi/lakeConditions</text:a></text:p>
          <text:p text:style-name="P44"/>
        </text:list-item>
        <text:list-item>
          <text:p text:style-name="P44">Alternately, the web service can also be accessed at :</text:p>
          <text:p text:style-name="P44">Retreive conditions of all lakes:</text:p>
          <text:p text:style-name="P44"><text:a xlink:type="simple" xlink:href="http://thalassa.limnology.wisc.edu:8080/LakeConditionService/webapi/lakeConditions"><text:s/></text:a><text:a xlink:type="simple" xlink:href="http://thalassa.limnology.wisc.edu:8080/LakeConditionService/webapi/lakeConditions">http://thalassa.limnology.wisc.edu:8080/LakeConditionService/webapi/lakeConditions</text:a></text:p>
        </text:list-item>
      </text:list>
      <text:p text:style-name="P12"/>
      <text:p text:style-name="P12"><text:tab/>Retrieve specific lake condition:</text:p>
      <text:p text:style-name="P12"><text:tab/><text:a xlink:type="simple" xlink:href="http://thalassa.limnology.wisc.edu:8080/LakeConditionService/webapi/lakeConditions/">http://thalassa.limnology.wisc.edu:8080/LakeConditionService/webapi/lakeConditions/</text:a><text:tab/>{lakeId}</text:p>
      <text:p text:style-name="P9"/>
      <text:p text:style-name="P53"><text:span text:style-name="T12">**Important Note for Application Deployers :</text:span><text:span text:style-name="T11"> The database credentials are not checked-in on GIT hub. Please update userid / password in </text:span><text:a xlink:type="simple" xlink:href="https://github.com/CFL-UWMadison/LTER-Buoys/blob/master/LakeConditionService/src/main/resources/db.properties">db.properties</text:a></text:p>
      <text:p text:style-name="P54">On database schema change, change the DATABASE_VERSION in <text:a xlink:type="simple" xlink:href="https://github.com/CFL-UWMadison/LTER-Buoys/blob/master/LterLakeMobileClient/app/src/main/java/lter/limnology/wisc/edu/lterlakeconditions/provider/WeatherDatabaseHelper.java">WeatherDatabaseHelper</text:a></text:p>
      <text:p text:style-name="P2"/>
      <text:p text:style-name="P2">Data Model</text:p>
      <text:p text:style-name="P6">The web service returns following data from buoy conditions table:</text:p>
      <text:p text:style-name="P6"/>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table-column table:style-name="Table2.H"/>
        <table:table-column table:style-name="Table2.I"/>
        <table:table-column table:style-name="Table2.B"/>
        <table:table-column table:style-name="Table2.K"/>
        <table:table-row>
          <table:table-cell table:style-name="Table2.A1" office:value-type="string">
            <text:p text:style-name="P23">sampledate</text:p>
          </table:table-cell>
          <table:table-cell table:style-name="Table2.A1" office:value-type="string">
            <text:p text:style-name="P23">lakename</text:p>
          </table:table-cell>
          <table:table-cell table:style-name="Table2.A1" office:value-type="string">
            <text:p text:style-name="P23">lakeid</text:p>
          </table:table-cell>
          <table:table-cell table:style-name="Table2.A1" office:value-type="string">
            <text:p text:style-name="P23">airtemp</text:p>
          </table:table-cell>
          <table:table-cell table:style-name="Table2.A1" office:value-type="string">
            <text:p text:style-name="P23">watertemp</text:p>
          </table:table-cell>
          <table:table-cell table:style-name="Table2.A1" office:value-type="string">
            <text:p text:style-name="P23">windspeed</text:p>
          </table:table-cell>
          <table:table-cell table:style-name="Table2.A1" office:value-type="string">
            <text:p text:style-name="P23">winddir</text:p>
          </table:table-cell>
          <table:table-cell table:style-name="Table2.A1" office:value-type="string">
            <text:p text:style-name="P23">phyco_median </text:p>
          </table:table-cell>
          <table:table-cell table:style-name="Table2.A1" office:value-type="string">
            <text:p text:style-name="P23">secchi_est</text:p>
          </table:table-cell>
          <table:table-cell table:style-name="Table2.A1" office:value-type="string">
            <text:p text:style-name="P23">secchi_timestamp</text:p>
          </table:table-cell>
          <table:table-cell table:style-name="Table2.K1" office:value-type="string">
            <text:p text:style-name="P23">thermocline_depth</text:p>
          </table:table-cell>
        </table:table-row>
        <table:table-row>
          <table:table-cell table:style-name="Table2.A2" office:value-type="string">
            <text:p text:style-name="P23">2015-09-24 10:01:00</text:p>
          </table:table-cell>
          <table:table-cell table:style-name="Table2.A2" office:value-type="string">
            <text:p text:style-name="P23">Lake Mendota</text:p>
          </table:table-cell>
          <table:table-cell table:style-name="Table2.A2" office:value-type="string">
            <text:p text:style-name="P36">ME</text:p>
          </table:table-cell>
          <table:table-cell table:style-name="Table2.A2" office:value-type="string">
            <text:p text:style-name="P23">19.10 </text:p>
          </table:table-cell>
          <table:table-cell table:style-name="Table2.A2" office:value-type="string">
            <text:p text:style-name="P23">NULL</text:p>
          </table:table-cell>
          <table:table-cell table:style-name="Table2.A2" office:value-type="string">
            <text:p text:style-name="P36">1.9</text:p>
          </table:table-cell>
          <table:table-cell table:style-name="Table2.A2" office:value-type="string">
            <text:p text:style-name="P36">136</text:p>
          </table:table-cell>
          <table:table-cell table:style-name="Table2.A2" office:value-type="string">
            <text:p text:style-name="P36">699.20</text:p>
          </table:table-cell>
          <table:table-cell table:style-name="Table2.A2" office:value-type="string">
            <text:p text:style-name="P36">1.72</text:p>
          </table:table-cell>
          <table:table-cell table:style-name="Table2.A2" office:value-type="string">
            <text:p text:style-name="P23">2015-09-23 19:00:00</text:p>
          </table:table-cell>
          <table:table-cell table:style-name="Table2.K2" office:value-type="string">
            <text:p text:style-name="P36">NULL</text:p>
          </table:table-cell>
        </table:table-row>
        <table:table-row>
          <table:table-cell table:style-name="Table2.A2" office:value-type="string">
            <text:p text:style-name="P23">2015-09-24 10:00:00</text:p>
          </table:table-cell>
          <table:table-cell table:style-name="Table2.A2" office:value-type="string">
            <text:p text:style-name="P23">Sparkling Lake</text:p>
          </table:table-cell>
          <table:table-cell table:style-name="Table2.A2" office:value-type="string">
            <text:p text:style-name="P36">SP</text:p>
          </table:table-cell>
          <table:table-cell table:style-name="Table2.A2" office:value-type="string">
            <text:p text:style-name="P23">14.70</text:p>
          </table:table-cell>
          <table:table-cell table:style-name="Table2.A2" office:value-type="string">
            <text:p text:style-name="P36">18.58</text:p>
          </table:table-cell>
          <table:table-cell table:style-name="Table2.A2" office:value-type="string">
            <text:p text:style-name="P36">3.1</text:p>
          </table:table-cell>
          <table:table-cell table:style-name="Table2.A2" office:value-type="string">
            <text:p text:style-name="P36">171</text:p>
          </table:table-cell>
          <table:table-cell table:style-name="Table2.A2" office:value-type="string">
            <text:p text:style-name="P36">NULL</text:p>
          </table:table-cell>
          <table:table-cell table:style-name="Table2.A2" office:value-type="string">
            <text:p text:style-name="P36">NULL</text:p>
          </table:table-cell>
          <table:table-cell table:style-name="Table2.A2" office:value-type="string">
            <text:p text:style-name="P36">NULL</text:p>
          </table:table-cell>
          <table:table-cell table:style-name="Table2.K2" office:value-type="string">
            <text:p text:style-name="P36">8.75</text:p>
          </table:table-cell>
        </table:table-row>
        <table:table-row>
          <table:table-cell table:style-name="Table2.A2" office:value-type="string">
            <text:p text:style-name="P23">2015-09-24 10:02:00</text:p>
          </table:table-cell>
          <table:table-cell table:style-name="Table2.A2" office:value-type="string">
            <text:p text:style-name="P23">Trout Lake</text:p>
          </table:table-cell>
          <table:table-cell table:style-name="Table2.A2" office:value-type="string">
            <text:p text:style-name="P36">TR</text:p>
          </table:table-cell>
          <table:table-cell table:style-name="Table2.A2" office:value-type="string">
            <text:p text:style-name="P23">14.90</text:p>
          </table:table-cell>
          <table:table-cell table:style-name="Table2.A2" office:value-type="string">
            <text:p text:style-name="P36">18.01</text:p>
          </table:table-cell>
          <table:table-cell table:style-name="Table2.A2" office:value-type="string">
            <text:p text:style-name="P36">2.6</text:p>
          </table:table-cell>
          <table:table-cell table:style-name="Table2.A2" office:value-type="string">
            <text:p text:style-name="P36">148</text:p>
          </table:table-cell>
          <table:table-cell table:style-name="Table2.A2" office:value-type="string">
            <text:p text:style-name="P36">NULL</text:p>
          </table:table-cell>
          <table:table-cell table:style-name="Table2.A2" office:value-type="string">
            <text:p text:style-name="P36">NULL</text:p>
          </table:table-cell>
          <table:table-cell table:style-name="Table2.A2" office:value-type="string">
            <text:p text:style-name="P36">NULL</text:p>
          </table:table-cell>
          <table:table-cell table:style-name="Table2.K2" office:value-type="string">
            <text:p text:style-name="P36">11.68</text:p>
          </table:table-cell>
        </table:table-row>
      </table:table>
      <text:p text:style-name="P45"><text:soft-page-break/>The description of data is as <text:s/>follows:</text:p>
      <text:p text:style-name="P4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2"><text:s/>Field <text:s text:c="12"/></text:p>
          </table:table-cell>
          <table:table-cell table:style-name="Table1.A1" office:value-type="string">
            <text:p text:style-name="P22">Type</text:p>
          </table:table-cell>
          <table:table-cell table:style-name="Table1.A1" office:value-type="string">
            <text:p text:style-name="P22">Null</text:p>
          </table:table-cell>
          <table:table-cell table:style-name="Table1.A1" office:value-type="string">
            <text:p text:style-name="P22">Key</text:p>
          </table:table-cell>
          <table:table-cell table:style-name="Table1.A1" office:value-type="string">
            <text:p text:style-name="P22">Default</text:p>
          </table:table-cell>
          <table:table-cell table:style-name="Table1.F1" office:value-type="string">
            <text:p text:style-name="P22">Extra</text:p>
          </table:table-cell>
        </table:table-row>
        <table:table-row>
          <table:table-cell table:style-name="Table1.A2" office:value-type="string">
            <text:p text:style-name="P22">sampledate</text:p>
          </table:table-cell>
          <table:table-cell table:style-name="Table1.A2" office:value-type="string">
            <text:p text:style-name="P22">datetime</text:p>
          </table:table-cell>
          <table:table-cell table:style-name="Table1.A2" office:value-type="string">
            <text:p text:style-name="P22">NO</text:p>
          </table:table-cell>
          <table:table-cell table:style-name="Table1.A2" office:value-type="string">
            <text:p text:style-name="P22"/>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lakename</text:p>
          </table:table-cell>
          <table:table-cell table:style-name="Table1.A2" office:value-type="string">
            <text:p text:style-name="P22">varchar(20)</text:p>
          </table:table-cell>
          <table:table-cell table:style-name="Table1.A2" office:value-type="string">
            <text:p text:style-name="P22">NO</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lakeid</text:p>
          </table:table-cell>
          <table:table-cell table:style-name="Table1.A2" office:value-type="string">
            <text:p text:style-name="P22">varchar(2) </text:p>
          </table:table-cell>
          <table:table-cell table:style-name="Table1.A2" office:value-type="string">
            <text:p text:style-name="P22">NO</text:p>
          </table:table-cell>
          <table:table-cell table:style-name="Table1.A2" office:value-type="string">
            <text:p text:style-name="P37">PRI</text:p>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airtemp</text:p>
          </table:table-cell>
          <table:table-cell table:style-name="Table1.A2" office:value-type="string">
            <text:p text:style-name="P22">decimal(8,2)</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watertemp</text:p>
          </table:table-cell>
          <table:table-cell table:style-name="Table1.A2" office:value-type="string">
            <text:p text:style-name="P22">decimal(8,2)</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windspeed</text:p>
          </table:table-cell>
          <table:table-cell table:style-name="Table1.A2" office:value-type="string">
            <text:p text:style-name="P22">decimal(8,1)</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winddir</text:p>
          </table:table-cell>
          <table:table-cell table:style-name="Table1.A2" office:value-type="string">
            <text:p text:style-name="P22">int(10) </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phyco_median</text:p>
          </table:table-cell>
          <table:table-cell table:style-name="Table1.A2" office:value-type="string">
            <text:p text:style-name="P22">decimal(8,2)</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secchi_est <text:s/></text:p>
          </table:table-cell>
          <table:table-cell table:style-name="Table1.A2" office:value-type="string">
            <text:p text:style-name="P22">decimal(8,2)</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secchi_timestamp </text:p>
          </table:table-cell>
          <table:table-cell table:style-name="Table1.A2" office:value-type="string">
            <text:p text:style-name="P22">datetime</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row>
          <table:table-cell table:style-name="Table1.A2" office:value-type="string">
            <text:p text:style-name="P22"><text:s/>thermocline_depth</text:p>
          </table:table-cell>
          <table:table-cell table:style-name="Table1.A2" office:value-type="string">
            <text:p text:style-name="P22">decimal(8,2)</text:p>
          </table:table-cell>
          <table:table-cell table:style-name="Table1.A2" office:value-type="string">
            <text:p text:style-name="P37">YES</text:p>
          </table:table-cell>
          <table:table-cell table:style-name="Table1.A2" office:value-type="string">
            <text:p text:style-name="P37"/>
          </table:table-cell>
          <table:table-cell table:style-name="Table1.A2" office:value-type="string">
            <text:p text:style-name="P22">NULL</text:p>
          </table:table-cell>
          <table:table-cell table:style-name="Table1.F2" office:value-type="string">
            <text:p text:style-name="P37"/>
          </table:table-cell>
        </table:table-row>
      </table:table>
      <text:p text:style-name="P3"/>
      <text:p text:style-name="P2">Tools and Technologies</text:p>
      <text:p text:style-name="P2"/>
      <text:p text:style-name="P13"><text:span text:style-name="T13">Lake Condition Service</text:span>: </text:p>
      <text:p text:style-name="P6"><text:span text:style-name="T8">Tools:</text:span> Eclipse, Tomcat, My SQL</text:p>
      <text:p text:style-name="P6"><text:span text:style-name="T8">Technologies: </text:span>Java 7, JAX-RS (Jersey Implementation) </text:p>
      <text:p text:style-name="P6"/>
      <text:p text:style-name="P6"><text:span text:style-name="T13">Lake Condition Mobile Client</text:span>:</text:p>
      <text:p text:style-name="P6"><text:span text:style-name="T8">Tools: </text:span>Android Studio</text:p>
      <text:p text:style-name="P10">Technologies: <text:span text:style-name="T9">Java 7, Android 4.1 SDK (API Level 16), Retrofit</text:span></text:p>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g text:anchor-type="paragraph" draw:z-index="0" draw:style-name="gr1"><draw:rect draw:style-name="gr2" draw:text-style-name="P60" svg:width="2.9004in" svg:height="1.4504in" svg:x="0in" svg:y="1.8106in"><text:p text:style-name="P59"><text:span text:style-name="T14">Lake Condition </text:span></text:p><text:p text:style-name="P59"><text:span text:style-name="T14">Mobile Client</text:span></text:p></draw:rect><draw:line draw:style-name="gr3" draw:text-style-name="P60" svg:x1="2.8819in" svg:y1="2.5535in" svg:x2="4.7819in" svg:y2="2.4535in"><text:p/></draw:line><draw:rect draw:style-name="gr2" draw:text-style-name="P60" svg:width="2.2504in" svg:height="1.7504in" svg:x="4.7138in" svg:y="1.3016in"><text:p text:style-name="P59"><text:span text:style-name="T14">LakeCondition</text:span></text:p><text:p text:style-name="P59"><text:span text:style-name="T14">Service</text:span></text:p></draw:rect><draw:frame draw:style-name="gr4" draw:text-style-name="P62" svg:width="0.8516in" svg:height="0.387in" svg:x="3.2417in" svg:y="2.1642in"><draw:text-box><text:p text:style-name="P61"><text:span text:style-name="T14">HTTP</text:span></text:p></draw:text-box></draw:frame><draw:frame draw:style-name="gr5" draw:text-style-name="P62" svg:width="1.8004in" svg:height="0.4488in" svg:x="4.7071in" svg:y="0.9in"><draw:text-box draw:corner-radius="0.1in"><text:p text:style-name="P61"><text:span text:style-name="T14">Tomcat </text:span></text:p></draw:text-box></draw:frame><draw:rect draw:style-name="gr2" draw:text-style-name="P60" svg:width="2.6004in" svg:height="1.628in" svg:x="4.2693in" svg:y="4.3646in"><text:p text:style-name="P59"><text:span text:style-name="T14">MySQL Database</text:span></text:p><text:p text:style-name="P59"><text:span text:style-name="T14"/></text:p><text:p text:style-name="P59"><text:span text:style-name="T14"/></text:p><text:p text:style-name="P59"><text:span text:style-name="T14">Thalassa</text:span></text:p><text:p text:style-name="P59"><text:span text:style-name="T14">server</text:span></text:p><text:p text:style-name="P59"><text:span text:style-name="T14"/></text:p><text:p text:style-name="P59"><text:span text:style-name="T14"/></text:p><text:p text:style-name="P59"><text:span text:style-name="T14"/></text:p></draw:rect><draw:line draw:style-name="gr3" draw:text-style-name="P60" svg:x1="6.0138in" svg:y1="3.0516in" svg:x2="6.0638in" svg:y2="4.0516in"><text:p/></draw:line><draw:rect draw:style-name="gr2" draw:text-style-name="P60" svg:width="2.3004in" svg:height="0.5004in" svg:x="0.4138in" svg:y="4.3016in"><text:p text:style-name="P59"><text:span text:style-name="T14">Trout lake buoy</text:span></text:p></draw:rect><draw:rect draw:style-name="gr2" draw:text-style-name="P60" svg:width="2.3004in" svg:height="0.6004in" svg:x="0.4638in" svg:y="5.1016in"><text:p text:style-name="P59"><text:span text:style-name="T14">Mendota lake buoy</text:span></text:p></draw:rect><draw:rect draw:style-name="gr2" draw:text-style-name="P60" svg:width="2.3504in" svg:height="0.6504in" svg:x="0.4638in" svg:y="5.9516in"><text:p text:style-name="P59"><text:span text:style-name="T14">Sparkling lake buoy</text:span></text:p></draw:rect><draw:line draw:style-name="gr3" draw:text-style-name="P60" svg:x1="2.7638in" svg:y1="4.5016in" svg:x2="4.2638in" svg:y2="5.0516in"><text:p/></draw:line><draw:line draw:style-name="gr3" draw:text-style-name="P60" svg:x1="2.8638in" svg:y1="5.5016in" svg:x2="4.2638in" svg:y2="5.3516in"><text:p/></draw:line><draw:line draw:style-name="gr3" draw:text-style-name="P60" svg:x1="2.8138in" svg:y1="6.2516in" svg:x2="4.2638in" svg:y2="5.6016in"><text:p/></draw:line><draw:frame draw:style-name="gr6" draw:text-style-name="P62" svg:width="0.9394in" svg:height="0.726in" svg:x="2.8091in" svg:y="4.7764in"><draw:text-box><text:p text:style-name="P61"><text:span text:style-name="T14">Sends </text:span></text:p><text:p text:style-name="P61"><text:span text:style-name="T14">data</text:span></text:p></draw:text-box></draw:frame><draw:frame draw:style-name="gr7" draw:text-style-name="P63" svg:width="6.1504in" svg:height="0.9488in" svg:x="0.539in" svg:y="0.0008in"><draw:text-box><text:p text:style-name="P61"><text:span text:style-name="T15"><text:tab/></text:span><text:span text:style-name="T15"><text:tab/></text:span><text:span text:style-name="T15"><text:tab/></text:span><text:span text:style-name="T15">Deployment Diagram</text:span></text:p></draw:text-box></draw:frame></draw:g><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High Level Sequence Diagram</text:p>
      <text:p text:style-name="P17"/>
      <text:p text:style-name="P17"/>
      <text:p text:style-name="P17"/>
      <text:p text:style-name="P17"><draw:g text:anchor-type="paragraph" draw:z-index="4" draw:style-name="gr8"><draw:rect draw:style-name="gr9" draw:text-style-name="P64" svg:width="1.1004in" svg:height="0.4004in" svg:x="0in" svg:y="0.0181in"><text:p text:style-name="P59"><text:span text:style-name="T16">Main </text:span></text:p><text:p text:style-name="P59"><text:span text:style-name="T16">Activity</text:span></text:p></draw:rect><draw:rect draw:style-name="gr10" draw:text-style-name="P64" svg:width="1.1504in" svg:height="0.4185in" svg:x="1.15in" svg:y="0in"><text:p text:style-name="P59"><text:span text:style-name="T16">Lake</text:span></text:p><text:p text:style-name="P59"><text:span text:style-name="T16">Conditions</text:span></text:p></draw:rect><draw:rect draw:style-name="gr11" draw:text-style-name="P64" svg:width="1.0504in" svg:height="0.4004in" svg:x="2.4in" svg:y="0.0181in"><text:p text:style-name="P59"><text:span text:style-name="T16">WeatherOps</text:span></text:p></draw:rect><draw:line draw:style-name="gr12" draw:text-style-name="P60" svg:x1="0.5996in" svg:y1="0.4181in" svg:x2="0.5996in" svg:y2="3.5181in"><text:p/></draw:line><draw:line draw:style-name="gr13" draw:text-style-name="P60" svg:x1="3.1232in" svg:y1="0.4445in" svg:x2="3.0996in" svg:y2="3.3681in"><text:p/></draw:line><draw:line draw:style-name="gr14" draw:text-style-name="P60" svg:x1="2.0496in" svg:y1="0.4181in" svg:x2="2.0496in" svg:y2="3.5181in"><text:p/></draw:line><draw:line draw:style-name="gr15" draw:text-style-name="P60" svg:x1="0.6189in" svg:y1="0.7504in" svg:x2="3.1189in" svg:y2="0.7504in"><text:p/></draw:line><draw:frame draw:style-name="gr16" draw:text-style-name="P65" svg:width="1.3787in" svg:height="0.2594in" svg:x="0.9862in" svg:y="0.5307in"><draw:text-box><text:p text:style-name="P61"><text:span text:style-name="T16">getWeather(lakeId)</text:span></text:p></draw:text-box></draw:frame><draw:line draw:style-name="gr17" draw:text-style-name="P60" svg:x1="3.1232in" svg:y1="1.6638in" svg:x2="0.5996in" svg:y2="1.6681in"><text:p/></draw:line><draw:frame draw:style-name="gr18" draw:text-style-name="P65" svg:width="1.9768in" svg:height="0.4189in" svg:x="0.9472in" svg:y="1.3327in"><draw:text-box><text:p text:style-name="P61"><text:span text:style-name="T16">OnPostExecute-mainActivity.displayResults</text:span></text:p></draw:text-box></draw:frame><draw:line draw:style-name="gr19" draw:text-style-name="P60" svg:x1="0.6496in" svg:y1="1.9181in" svg:x2="2.0496in" svg:y2="1.9181in"><text:p/></draw:line><draw:frame draw:style-name="gr20" draw:text-style-name="P65" svg:width="1.1504in" svg:height="0.2594in" svg:x="0.7063in" svg:y="1.7071in"><draw:text-box><text:p text:style-name="P61"><text:span text:style-name="T16">displayResults</text:span></text:p></draw:text-box></draw:frame><draw:rect draw:style-name="gr21" draw:text-style-name="P64" svg:width="1.5504in" svg:height="0.4004in" svg:x="3.5in" svg:y="0.0181in"><text:p text:style-name="P59"><text:span text:style-name="T16">WeatherTimeoutCache</text:span></text:p></draw:rect><draw:line draw:style-name="gr22" draw:text-style-name="P60" svg:x1="4.1496in" svg:y1="0.4181in" svg:x2="4.1496in" svg:y2="3.6181in"><text:p/></draw:line><draw:line draw:style-name="gr23" draw:text-style-name="P60" svg:x1="3.1406in" svg:y1="1.5453in" svg:x2="4.1406in" svg:y2="1.5453in"><text:p/></draw:line><draw:frame draw:style-name="gr24" draw:text-style-name="P65" svg:width="0.8504in" svg:height="0.4189in" svg:x="3.2in" svg:y="1.1575in"><draw:text-box><text:p text:style-name="P61"><text:span text:style-name="T16">Cache.put(location)</text:span></text:p></draw:text-box></draw:frame><draw:rect draw:style-name="gr25" draw:text-style-name="P64" svg:width="1.2504in" svg:height="0.4004in" svg:x="5.1in" svg:y="0.0181in"><text:p text:style-name="P59"><text:span text:style-name="T16">Weather Web</text:span></text:p><text:p text:style-name="P59"><text:span text:style-name="T16"><text:s/></text:span><text:span text:style-name="T16">Service</text:span></text:p></draw:rect><draw:line draw:style-name="gr26" draw:text-style-name="P60" svg:x1="5.5496in" svg:y1="0.4181in" svg:x2="5.5496in" svg:y2="3.6181in"><text:p/></draw:line><draw:line draw:style-name="gr27" draw:text-style-name="P60" svg:x1="3.1539in" svg:y1="1.0689in" svg:x2="5.5539in" svg:y2="1.0689in"><text:p/></draw:line><draw:frame draw:style-name="gr28" draw:text-style-name="P65" svg:width="1.3004in" svg:height="0.3043in" svg:x="4.0508in" svg:y="0.7972in"><draw:text-box><text:p text:style-name="P61"><text:span text:style-name="T16">getWeatherData()</text:span></text:p></draw:text-box></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Environment Properties</text:p>
      <text:p text:style-name="P17"/>
      <text:p text:style-name="P14">Database : </text:p>
      <text:p text:style-name="P14">Data Source: dbmaker (MySQL database)</text:p>
      <text:p text:style-name="P14">Table Name</text:p>
      <text:p text:style-name="P14">MySQL:buoy_current_conditions </text:p>
      <text:p text:style-name="P14"/>
      <text:p text:style-name="P14"><text:span text:style-name="T13">REST Service Web Server</text:span>: Tomcat 7</text:p>
      <text:p text:style-name="P14">Primary:</text:p>
      <text:p text:style-name="P5"><text:span text:style-name="T1">Trout Lake: </text:span><text:a xlink:type="simple" xlink:href="http://argyron.limnology.wisc.edu:8080/LakeConditionService/webapi/lakeConditions/TR"><text:span text:style-name="T3">http://argyron.limnology.wisc.edu:8080/LakeConditionService/webapi/lakeConditions/TR</text:span></text:a></text:p>
      <text:p text:style-name="P19"/>
      <text:p text:style-name="P14">Secondary: </text:p>
      <text:p text:style-name="P5"><text:a xlink:type="simple" xlink:href="http://thalassa.limnology.wisc.edu:8080/LakeConditionService/webapi/lakeConditions/TR"><text:span text:style-name="T1">http://thalassa.limnology.wisc.edu:8080/LakeConditionService/webapi/lakeConditions/TR</text:span></text:a></text:p>
      <text:p text:style-name="P14"/>
      <text:p text:style-name="P14"/>
      <text:p text:style-name="P17">Android Client</text:p>
      <text:p text:style-name="P14">Manifest.xml:</text:p>
      <text:p text:style-name="P20">This app needs the following permissions that has been added to the manifest.</text:p>
      <text:list xml:id="list6036457934803221177" text:style-name="L4">
        <text:list-item>
          <text:p text:style-name="P46">&lt;uses-permission android:name="android.permission.INTERNET" /&gt;</text:p>
        </text:list-item>
        <text:list-item>
          <text:p text:style-name="P46"><text:s/>&lt;uses-permission <text:soft-page-break/>android:name="android.permission.ACCESS_NETWORK_STATE" /&gt;</text:p>
        </text:list-item>
      </text:list>
      <text:p text:style-name="P20"/>
      <text:p text:style-name="P20">COOK BOOK</text:p>
      <text:p text:style-name="P20"/>
      <text:p text:style-name="P4"><text:span text:style-name="T2">Prerequisites</text:span><text:span text:style-name="T1"> – The following set up needs to be done before importing the appplication.</text:span></text:p>
      <text:p text:style-name="P20"/>
      <text:list xml:id="list492017318784890314" text:style-name="L5">
        <text:list-item>
          <text:p text:style-name="P52"><text:span text:style-name="T5">Android Studio – Download it from </text:span><text:a xlink:type="simple" xlink:href="https://developer.android.com/sdk/index.html">Android Developer website</text:a></text:p>
        </text:list-item>
        <text:list-item>
          <text:p text:style-name="P52"><text:span text:style-name="T5">LakeConditionService web service – This can be accessed by calling </text:span><text:a xlink:type="simple" xlink:href="http://argyron.limnology.wisc.edu:8080/LakeConditionService/">http://argyron.limnology.wisc.edu:8080/LakeConditionService/</text:a></text:p>
          <text:p text:style-name="P52">OR</text:p>
          <text:p text:style-name="P52"><text:a xlink:type="simple" xlink:href="http://thalassa.limnology.wisc.edu:8080/LakeConditionService/">http://thalassa.limnology.wisc.edu:8080/LakeConditionService/</text:a></text:p>
          <text:p text:style-name="P52"/>
        </text:list-item>
        <text:list-item>
          <text:p text:style-name="P47">Icons and images – This isn't required but may need for different look.</text:p>
        </text:list-item>
        <text:list-item>
          <text:p text:style-name="P47">JDK 1.7</text:p>
        </text:list-item>
      </text:list>
      <text:p text:style-name="P20"/>
      <text:p text:style-name="P18">Import the project</text:p>
      <text:p text:style-name="P20"/>
      <text:p text:style-name="P26"><text:span text:style-name="T5"><text:tab/>Import the project LterLakeMobileClient from </text:span><text:a xlink:type="simple" xlink:href="https://github.com/CFL-UWMadison/LTER-Buoys">https://github.com/CFL-UWMadison/LTER-Buoys</text:a><text:span text:style-name="T5">. The minimum required sdk has been set to API 16 and target sdk to API 22. This sdk version can be installed from within the Android SDK and AVD manager.</text:span></text:p>
      <text:p text:style-name="P25"/>
      <text:p text:style-name="P25"><draw:frame draw:style-name="fr1" draw:name="graphics1" text:anchor-type="paragraph" svg:width="6.1138in" svg:height="4.3161in" draw:z-index="1"><draw:image xlink:href="../../../../../../Screen%20Shot%202015-09-24%20at%2011.49.27%20AM.png" xlink:type="simple" xlink:show="embed" xlink:actuate="onLoad"/></draw:frame></text:p>
      <text:p text:style-name="P25"/>
      <text:p text:style-name="P18">Client-side of application</text:p>
      <text:p text:style-name="P31"><text:span text:style-name="T5"><text:tab/>The app handles runtime configuration changes robustly ie. It should handle </text:span><text:soft-page-break/><text:span text:style-name="T5">screen orientation changes while downloading data. Information on how to handle these type of changes is available </text:span><text:a xlink:type="simple" xlink:href="http://developer.android.com/guide/topics/resources/runtime-changes.html">here</text:a><text:span text:style-name="T5">.</text:span></text:p>
      <text:p text:style-name="P30"><text:tab/>App uses Retrofit to communicate with the Web service and does not block the UI thread. Retrofit obtains lake condition data from the web service, and this data is then stored in a timeout cache that uses a database-backed Content Provider for storage on device.</text:p>
      <text:p text:style-name="P30"/>
      <text:p text:style-name="P27"><text:tab/>The application has three activities. Below is the description of the activities and the layouts associated with them:</text:p>
      <text:p text:style-name="P27"/>
      <text:p text:style-name="P32"><text:span text:style-name="T5"><text:tab/></text:span><text:span text:style-name="T6">MainActivity</text:span><text:span text:style-name="T5"> – Layout associated with it is thumbnail.xml.</text:span></text:p>
      <text:p text:style-name="P25"><text:tab/>Main activity is the main entry point of application. Main activity is the generic activity which means the view is going to work together with the WeatherOps which is the presenter layer in order to be able to manage WeatherOps object and make it easy to handle configuration changes.</text:p>
      <text:p text:style-name="P30"><text:tab/>Also it displays a toast for the error if server is not reachable or phone is not on network.</text:p>
      <text:p text:style-name="P30"/>
      <text:list xml:id="list5695706387193962543" text:style-name="L6">
        <text:list-header>
          <text:p text:style-name="P58"><text:span text:style-name="T6">LakeConditions</text:span><text:span text:style-name="T5"> - Layout associated with it is activity_lake_conditions.xml.</text:span></text:p>
        </text:list-header>
      </text:list>
      <text:p text:style-name="P30"><text:tab/>Extracts all the data from the weather data object and initializes the views and displays all the views to the UI interface. If results came back as nothing then it displays data not found.</text:p>
      <text:p text:style-name="P30"/>
      <text:list xml:id="list1901113065" text:continue-numbering="true" text:style-name="L6">
        <text:list-header>
          <text:p text:style-name="P57"><text:span text:style-name="T7">About</text:span> - Layout associated with it is about.xml.</text:p>
        </text:list-header>
      </text:list>
      <text:p text:style-name="P30"><text:tab/>About class provides information about the application and disclaimer to the user.</text:p>
      <text:p text:style-name="P20"><text:tab/></text:p>
      <text:p text:style-name="P20"><text:tab/><text:span text:style-name="T7">Other classes:</text:span></text:p>
      <text:p text:style-name="P27"><text:span text:style-name="T7">WeatherOps</text:span> – It is the business logic of the Presenter layer. This class implements the client-side operations that obtain lake conditions data from the LakeConditionService web service. <text:s/>It implements ConfigurableOperations so an instance of this class can be managed by the GenericActivity framework. <text:s/>It also implements GenericAsyncTaskOps so its doInBackground() method will run in a background thread.</text:p>
      <text:p text:style-name="P27"/>
      <text:p text:style-name="P27">It initializes a Retrofit proxy named mWeatherWebServiceProxy that sends requests to the LakeConditionsService web service and converts the JSON response to an instance of WeatherData POJO class.</text:p>
      <text:p text:style-name="P27">It keeps track of whether a call is already in progress via mCallInProgress and ignores subsequent calls until the first call is done.</text:p>
      <text:p text:style-name="P27"/>
      <text:p text:style-name="P28">WeatherProvider:</text:p>
      <text:p text:style-name="P29">WeatherProvider extends ContentProvider that is used to store information about weather data returned from the Lake condition web service. Details on Content Provider can be accessed <text:a xlink:type="simple" xlink:href="http://developer.android.com/guide/topics/providers/content-providers.html">here</text:a>.</text:p>
      <text:p text:style-name="P29"/>
      <text:p text:style-name="P29"><text:span text:style-name="T7">Weather Contract</text:span>:</text:p>
      <text:p text:style-name="P33">Weather contract defines the metadata for the <text:s/>Content Provider</text:p>
      <text:p text:style-name="P33"/>
      <text:p text:style-name="P34">WeatherDatabaseHelper:</text:p>
      <text:p text:style-name="P33"><text:soft-page-break/>The database helper used by the Content Provider to create and manage its underling database. If the database schema is changed, change the DATABASE_VERSION in the class</text:p>
      <text:p text:style-name="P15"><text:s text:c="3"/></text:p>
      <text:p text:style-name="P15"><text:tab/><text:span text:style-name="T7">WeatherTimeoutCache</text:span>:</text:p>
      <text:p text:style-name="P15"><text:tab/> It keeps track of data persistently.</text:p>
      <text:p text:style-name="P18"/>
      <text:p text:style-name="P18">Fetch data from LakeConditionService</text:p>
      <text:p text:style-name="P20"><text:tab/>Application gets the current lake data from the web service in the JSON response.</text:p>
      <text:p text:style-name="P20"><text:tab/>For eg:</text:p>
      <text:p text:style-name="P21"><text:span text:style-name="T5"><text:tab/></text:span><text:a xlink:type="simple" xlink:href="http://argyron.limnology.wisc.edu:8080/LakeConditionService/webapi/lakeConditions/TR">http://argyron.limnology.wisc.edu:8080/LakeConditionService/webapi/lakeConditions/TR</text:a></text:p>
      <text:p text:style-name="P20"/>
      <text:p text:style-name="P20"><text:tab/>The response from the web service looks like this:</text:p>
      <text:p text:style-name="P20"/>
      <text:p text:style-name="P20"><draw:frame draw:style-name="fr1" draw:name="graphics3" text:anchor-type="paragraph" svg:width="6.8508in" svg:height="2.9035in" draw:z-index="3"><draw:image xlink:href="../../../../../../Screen%20Shot%202015-09-24%20at%2012.43.12%20PM.png" xlink:type="simple" xlink:show="embed" xlink:actuate="onLoad"/></draw:frame></text:p>
      <text:p text:style-name="P20"/>
      <text:p text:style-name="P20">For specific lakes:</text:p>
      <text:p text:style-name="P20"><draw:frame draw:style-name="fr1" draw:name="graphics2" text:anchor-type="paragraph" svg:width="6.8071in" svg:height="1.4736in" draw:z-index="2"><draw:image xlink:href="../../../../../../Screen%20Shot%202015-09-24%20at%2012.41.44%20PM.png" xlink:type="simple" xlink:show="embed" xlink:actuate="onLoad"/></draw:frame></text:p>
      <text:p text:style-name="P20"/>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enlo-Regular" svg:font-family="Menlo-Regular"/>
    <style:font-face style:name="OpenSymbol" svg:font-family="OpenSymbol"/>
    <style:font-face style:name="Times-Roman" svg:font-family="Times-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09:11:27</meta:creation-date>
    <dc:date>2015-09-29T14:04:22</dc:date>
    <meta:editing-duration>P2DT11H10M26S</meta:editing-duration>
    <meta:editing-cycles>11</meta:editing-cycles>
    <meta:generator>OpenOffice.org/3.4.1$Unix OpenOffice.org_project/341m1$Build-9593</meta:generator>
    <meta:document-statistic meta:table-count="2" meta:image-count="3" meta:object-count="0" meta:page-count="9" meta:paragraph-count="212" meta:word-count="1565" meta:character-count="11346"/>
  </office:meta>
</office:document-meta>
</file>